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iableRef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Assign.OAssign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isHeaderRe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p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Ref.DirectRef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ValueExpression.isInsertMissingTo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ValueExpression.LValueExpression( OProcess owner , OLValueExpression compile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ValueExpres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Re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Literal( OProcess owner , Document xmlLiter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Ref.PropertyRef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xtensionAssignOperation.ExtensionAssignOperation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ValueExpression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isPartRef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AssignOperation.OAssignOperation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Assig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VariableRef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AssignOpe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ValueExpression.setInsertMissingToData( boolean insertMissingTo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f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Ref.PartnerLinkRef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iteral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.Copy( OProcess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iableRef.isMessageRef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sionAssignOpera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Ref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readObject( java . io . ObjectInputStream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pression.Expression( OProcess owner , OExpression compiled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Re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ectRef.get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teral.getXml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